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BeanDefinitionParserTests.getCorePoolSize( Object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BeanDefinitionParserTests.getAllowCoreThreadTimeOut( Object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BeanDefinitionParserTests.rangeWithUnbounded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orBeanDefinitionParserTests.getQueueCapacity( Object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BeanDefinitionParserTests.thread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BeanDefinitionParserTests.getMaxPoolSize( Object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BeanDefinitionParserTests.propertyPlaceholderWithRangeAndCoreThrea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orBeanDefinitionParserTests.propertyPlaceholderWithSing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orBeanDefinitionParserTests.rangeWithBounded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orBeanDefinitionParserTests.getKeepAliveSeconds( Object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BeanDefinitionParserTests.invalid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BeanDefinitionPars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BeanDefinitionParserTests.defaul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ecutorBeanDefinitionParserTests.propertyPlaceholderWith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orBeanDefinitionParserTests.propertyPlaceholderWithInvalid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BeanDefinitionParserTests.type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orBeanDefinitionParserTests.sing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